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>
            <draw:frame table:end-cell-address="Sheet1.V23" table:end-x="1.251cm" table:end-y="0.214cm" draw:z-index="0" draw:style-name="gr1" draw:text-style-name="P1" svg:width="15.99cm" svg:height="9.006cm" svg:x="1.068cm" svg:y="0.24cm">
              <draw:object draw:notify-on-update-of-ranges="Sheet1.B9:Sheet1.B21 Sheet1.C7:Sheet1.C7 Sheet1.C9:Sheet1.C21 Sheet1.K8:Sheet1.K8 Sheet1.K10:Sheet1.K22 Sheet1.G7:Sheet1.G7 Sheet1.G9:Sheet1.G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AVL Insert</text:p>
          </table:table-cell>
          <table:table-cell office:value-type="string">
            <text:p>AVL SEARCH</text:p>
          </table:table-cell>
          <table:table-cell office:value-type="string">
            <text:p>AVL REMOVE</text:p>
          </table:table-cell>
          <table:table-cell/>
          <table:table-cell office:value-type="string">
            <text:p>list insertions</text:p>
          </table:table-cell>
          <table:table-cell office:value-type="string">
            <text:p>List search</text:p>
          </table:table-cell>
          <table:table-cell office:value-type="string">
            <text:p>list remove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>
            <text:p>Hash Insert</text:p>
          </table:table-cell>
          <table:table-cell office:value-type="string">
            <text:p>Hash Search</text:p>
          </table:table-cell>
          <table:table-cell office:value-type="string">
            <text:p>Has Remov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200">
            <text:p>10200</text:p>
          </table:table-cell>
          <table:table-cell office:value-type="float" office:value="3000">
            <text:p>3000</text:p>
          </table:table-cell>
          <table:table-cell office:value-type="float" office:value="1800">
            <text:p>1800</text:p>
          </table:table-cell>
          <table:table-cell/>
          <table:table-cell office:value-type="float" office:value="4800">
            <text:p>4800</text:p>
          </table:table-cell>
          <table:table-cell office:value-type="float" office:value="2700">
            <text:p>2700</text:p>
          </table:table-cell>
          <table:table-cell office:value-type="float" office:value="2600">
            <text:p>2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319100">
            <text:p>319100</text:p>
          </table:table-cell>
          <table:table-cell office:value-type="float" office:value="11900">
            <text:p>11900</text:p>
          </table:table-cell>
          <table:table-cell office:value-type="float" office:value="13300">
            <text:p>13300</text:p>
          </table:table-cell>
          <table:table-cell/>
          <table:table-cell office:value-type="float" office:value="17600">
            <text:p>17600</text:p>
          </table:table-cell>
          <table:table-cell office:value-type="float" office:value="124300">
            <text:p>124300</text:p>
          </table:table-cell>
          <table:table-cell office:value-type="float" office:value="125200">
            <text:p>125200</text:p>
          </table:table-cell>
          <table:table-cell/>
          <table:table-cell office:value-type="float" office:value="18100">
            <text:p>18100</text:p>
          </table:table-cell>
          <table:table-cell office:value-type="float" office:value="3000">
            <text:p>3000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6721500">
            <text:p>6721500</text:p>
          </table:table-cell>
          <table:table-cell office:value-type="float" office:value="85400">
            <text:p>85400</text:p>
          </table:table-cell>
          <table:table-cell office:value-type="float" office:value="975000">
            <text:p>975000</text:p>
          </table:table-cell>
          <table:table-cell/>
          <table:table-cell office:value-type="float" office:value="75000">
            <text:p>75000</text:p>
          </table:table-cell>
          <table:table-cell office:value-type="float" office:value="3226300">
            <text:p>3226300</text:p>
          </table:table-cell>
          <table:table-cell office:value-type="float" office:value="3585200">
            <text:p>3585200</text:p>
          </table:table-cell>
          <table:table-cell/>
          <table:table-cell office:value-type="float" office:value="46100">
            <text:p>46100</text:p>
          </table:table-cell>
          <table:table-cell office:value-type="float" office:value="15100">
            <text:p>15100</text:p>
          </table:table-cell>
          <table:table-cell office:value-type="float" office:value="12200">
            <text:p>122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4048600">
            <text:p>4048600</text:p>
          </table:table-cell>
          <table:table-cell office:value-type="float" office:value="134200">
            <text:p>134200</text:p>
          </table:table-cell>
          <table:table-cell office:value-type="float" office:value="9310100">
            <text:p>9310100</text:p>
          </table:table-cell>
          <table:table-cell/>
          <table:table-cell office:value-type="float" office:value="145200">
            <text:p>145200</text:p>
          </table:table-cell>
          <table:table-cell office:value-type="float" office:value="12377700">
            <text:p>12377700</text:p>
          </table:table-cell>
          <table:table-cell office:value-type="float" office:value="13409700">
            <text:p>13409700</text:p>
          </table:table-cell>
          <table:table-cell/>
          <table:table-cell office:value-type="float" office:value="252400">
            <text:p>252400</text:p>
          </table:table-cell>
          <table:table-cell office:value-type="float" office:value="236100">
            <text:p>236100</text:p>
          </table:table-cell>
          <table:table-cell office:value-type="float" office:value="82100">
            <text:p>82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91438200">
            <text:p>191438200</text:p>
          </table:table-cell>
          <table:table-cell office:value-type="float" office:value="415500">
            <text:p>415500</text:p>
          </table:table-cell>
          <table:table-cell office:value-type="float" office:value="69910900">
            <text:p>69910900</text:p>
          </table:table-cell>
          <table:table-cell/>
          <table:table-cell office:value-type="float" office:value="255900">
            <text:p>255900</text:p>
          </table:table-cell>
          <table:table-cell office:value-type="float" office:value="48737700">
            <text:p>48737700</text:p>
          </table:table-cell>
          <table:table-cell office:value-type="float" office:value="59015300">
            <text:p>59015300</text:p>
          </table:table-cell>
          <table:table-cell/>
          <table:table-cell office:value-type="float" office:value="356500">
            <text:p>356500</text:p>
          </table:table-cell>
          <table:table-cell office:value-type="float" office:value="120700">
            <text:p>120700</text:p>
          </table:table-cell>
          <table:table-cell office:value-type="float" office:value="117800">
            <text:p>117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">
            <text:p>3000</text:p>
          </table:table-cell>
          <table:table-cell office:value-type="float" office:value="609573300">
            <text:p>609573300</text:p>
          </table:table-cell>
          <table:table-cell office:value-type="float" office:value="464800">
            <text:p>464800</text:p>
          </table:table-cell>
          <table:table-cell office:value-type="float" office:value="300158300">
            <text:p>300158300</text:p>
          </table:table-cell>
          <table:table-cell/>
          <table:table-cell office:value-type="float" office:value="436700">
            <text:p>436700</text:p>
          </table:table-cell>
          <table:table-cell office:value-type="float" office:value="115926300">
            <text:p>115926300</text:p>
          </table:table-cell>
          <table:table-cell office:value-type="float" office:value="144263800">
            <text:p>144263800</text:p>
          </table:table-cell>
          <table:table-cell/>
          <table:table-cell office:value-type="float" office:value="816800">
            <text:p>816800</text:p>
          </table:table-cell>
          <table:table-cell office:value-type="float" office:value="264400">
            <text:p>264400</text:p>
          </table:table-cell>
          <table:table-cell office:value-type="float" office:value="332500">
            <text:p>332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1251636200">
            <text:p>1251636200</text:p>
          </table:table-cell>
          <table:table-cell office:value-type="float" office:value="756800">
            <text:p>756800</text:p>
          </table:table-cell>
          <table:table-cell office:value-type="float" office:value="554726500">
            <text:p>554726500</text:p>
          </table:table-cell>
          <table:table-cell/>
          <table:table-cell office:value-type="float" office:value="622400">
            <text:p>622400</text:p>
          </table:table-cell>
          <table:table-cell office:value-type="float" office:value="180586400">
            <text:p>180586400</text:p>
          </table:table-cell>
          <table:table-cell office:value-type="float" office:value="260564900">
            <text:p>260564900</text:p>
          </table:table-cell>
          <table:table-cell/>
          <table:table-cell office:value-type="float" office:value="1031800">
            <text:p>1031800</text:p>
          </table:table-cell>
          <table:table-cell office:value-type="float" office:value="376700">
            <text:p>376700</text:p>
          </table:table-cell>
          <table:table-cell office:value-type="float" office:value="422400">
            <text:p>422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1730863500">
            <text:p>1730863500</text:p>
          </table:table-cell>
          <table:table-cell office:value-type="float" office:value="1684100">
            <text:p>1684100</text:p>
          </table:table-cell>
          <table:table-cell office:value-type="float" office:value="822423800">
            <text:p>822423800</text:p>
          </table:table-cell>
          <table:table-cell/>
          <table:table-cell office:value-type="float" office:value="636700">
            <text:p>636700</text:p>
          </table:table-cell>
          <table:table-cell office:value-type="float" office:value="258680800">
            <text:p>258680800</text:p>
          </table:table-cell>
          <table:table-cell office:value-type="float" office:value="416515800">
            <text:p>416515800</text:p>
          </table:table-cell>
          <table:table-cell/>
          <table:table-cell office:value-type="float" office:value="1540900">
            <text:p>1540900</text:p>
          </table:table-cell>
          <table:table-cell office:value-type="float" office:value="75400">
            <text:p>75400</text:p>
          </table:table-cell>
          <table:table-cell office:value-type="float" office:value="1083500">
            <text:p>1083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">
            <text:p>6000</text:p>
          </table:table-cell>
          <table:table-cell office:value-type="float" office:value="2270816100">
            <text:p>2270816100</text:p>
          </table:table-cell>
          <table:table-cell office:value-type="float" office:value="1696900">
            <text:p>1696900</text:p>
          </table:table-cell>
          <table:table-cell office:value-type="float" office:value="1101894500">
            <text:p>1101894500</text:p>
          </table:table-cell>
          <table:table-cell/>
          <table:table-cell office:value-type="float" office:value="893500">
            <text:p>893500</text:p>
          </table:table-cell>
          <table:table-cell office:value-type="float" office:value="357643300">
            <text:p>357643300</text:p>
          </table:table-cell>
          <table:table-cell office:value-type="float" office:value="621247000">
            <text:p>621247000</text:p>
          </table:table-cell>
          <table:table-cell/>
          <table:table-cell office:value-type="float" office:value="1986000">
            <text:p>1986000</text:p>
          </table:table-cell>
          <table:table-cell office:value-type="float" office:value="1266500">
            <text:p>1266500</text:p>
          </table:table-cell>
          <table:table-cell office:value-type="float" office:value="819500">
            <text:p>819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">
            <text:p>7000</text:p>
          </table:table-cell>
          <table:table-cell office:value-type="float" office:value="2716087800">
            <text:p>2716087800</text:p>
          </table:table-cell>
          <table:table-cell office:value-type="float" office:value="1903700">
            <text:p>1903700</text:p>
          </table:table-cell>
          <table:table-cell office:value-type="float" office:value="1238840000">
            <text:p>1238840000</text:p>
          </table:table-cell>
          <table:table-cell/>
          <table:table-cell office:value-type="float" office:value="1080800">
            <text:p>1080800</text:p>
          </table:table-cell>
          <table:table-cell office:value-type="float" office:value="461191600">
            <text:p>461191600</text:p>
          </table:table-cell>
          <table:table-cell office:value-type="float" office:value="877505500">
            <text:p>877505500</text:p>
          </table:table-cell>
          <table:table-cell/>
          <table:table-cell office:value-type="float" office:value="2020800">
            <text:p>2020800</text:p>
          </table:table-cell>
          <table:table-cell office:value-type="float" office:value="951600">
            <text:p>951600</text:p>
          </table:table-cell>
          <table:table-cell office:value-type="float" office:value="1092600">
            <text:p>1092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">
            <text:p>8000</text:p>
          </table:table-cell>
          <table:table-cell office:value-type="float" office:value="3042124700">
            <text:p>3042124700</text:p>
          </table:table-cell>
          <table:table-cell office:value-type="float" office:value="1555600">
            <text:p>1555600</text:p>
          </table:table-cell>
          <table:table-cell office:value-type="float" office:value="1362922400">
            <text:p>1362922400</text:p>
          </table:table-cell>
          <table:table-cell/>
          <table:table-cell office:value-type="float" office:value="1364100">
            <text:p>1364100</text:p>
          </table:table-cell>
          <table:table-cell office:value-type="float" office:value="590069800">
            <text:p>590069800</text:p>
          </table:table-cell>
          <table:table-cell office:value-type="float" office:value="1144388600">
            <text:p>1144388600</text:p>
          </table:table-cell>
          <table:table-cell/>
          <table:table-cell office:value-type="float" office:value="2564300">
            <text:p>2564300</text:p>
          </table:table-cell>
          <table:table-cell office:value-type="float" office:value="1039600">
            <text:p>1039600</text:p>
          </table:table-cell>
          <table:table-cell office:value-type="float" office:value="1162400">
            <text:p>1162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0">
            <text:p>9000</text:p>
          </table:table-cell>
          <table:table-cell office:value-type="float" office:value="3427097500">
            <text:p>3427097500</text:p>
          </table:table-cell>
          <table:table-cell office:value-type="float" office:value="2071700">
            <text:p>2071700</text:p>
          </table:table-cell>
          <table:table-cell office:value-type="float" office:value="1504162100">
            <text:p>1504162100</text:p>
          </table:table-cell>
          <table:table-cell/>
          <table:table-cell office:value-type="float" office:value="1127300">
            <text:p>1127300</text:p>
          </table:table-cell>
          <table:table-cell office:value-type="float" office:value="711151100">
            <text:p>711151100</text:p>
          </table:table-cell>
          <table:table-cell office:value-type="float" office:value="1494175100">
            <text:p>1494175100</text:p>
          </table:table-cell>
          <table:table-cell/>
          <table:table-cell office:value-type="float" office:value="2728900">
            <text:p>2728900</text:p>
          </table:table-cell>
          <table:table-cell office:value-type="float" office:value="1166200">
            <text:p>1166200</text:p>
          </table:table-cell>
          <table:table-cell office:value-type="float" office:value="2266800">
            <text:p>2266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3659499100">
            <text:p>3659499100</text:p>
          </table:table-cell>
          <table:table-cell office:value-type="float" office:value="1952200">
            <text:p>1952200</text:p>
          </table:table-cell>
          <table:table-cell office:value-type="float" office:value="1563434700">
            <text:p>1563434700</text:p>
          </table:table-cell>
          <table:table-cell/>
          <table:table-cell office:value-type="float" office:value="1436300">
            <text:p>1436300</text:p>
          </table:table-cell>
          <table:table-cell office:value-type="float" office:value="839846600">
            <text:p>839846600</text:p>
          </table:table-cell>
          <table:table-cell office:value-type="float" office:value="1910348800">
            <text:p>1910348800</text:p>
          </table:table-cell>
          <table:table-cell/>
          <table:table-cell office:value-type="float" office:value="3031700">
            <text:p>3031700</text:p>
          </table:table-cell>
          <table:table-cell office:value-type="float" office:value="1393000">
            <text:p>1393000</text:p>
          </table:table-cell>
          <table:table-cell office:value-type="float" office:value="1718000">
            <text:p>1718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248000">
            <text:p>3248000</text:p>
          </table:table-cell>
          <table:table-cell office:value-type="float" office:value="1854000">
            <text:p>1854000</text:p>
          </table:table-cell>
          <table:table-cell office:value-type="float" office:value="2347100">
            <text:p>2347100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4"/>
          <table:table-cell>
            <draw:frame table:end-cell-address="Sheet1.V46" table:end-x="0.231cm" table:end-y="0.279cm" draw:z-index="1" draw:style-name="gr1" draw:text-style-name="P1" svg:width="15.999cm" svg:height="8.999cm" svg:x="0.039cm" svg:y="0.313cm">
              <draw:object draw:notify-on-update-of-ranges="Sheet1.J28:Sheet1.J28 Sheet1.B9:Sheet1.B21 Sheet1.D7:Sheet1.D7 Sheet1.D9:Sheet1.D21 Sheet1.H7:Sheet1.H7 Sheet1.H9:Sheet1.H21 Sheet1.L8:Sheet1.L8 Sheet1.L10:Sheet1.L2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6"/>
          <table:table-cell>
            <draw:frame table:end-cell-address="Sheet1.N47" table:end-x="0.848cm" table:end-y="0.32cm" draw:z-index="2" draw:style-name="gr1" draw:text-style-name="P1" svg:width="15.989cm" svg:height="8.98cm" svg:x="0.666cm" svg:y="0.372cm">
              <draw:object draw:notify-on-update-of-ranges="Sheet1.I30:Sheet1.I30 Sheet1.B9:Sheet1.B21 Sheet1.E7:Sheet1.E7 Sheet1.E9:Sheet1.E21 Sheet1.I7:Sheet1.I7 Sheet1.I9:Sheet1.I21 Sheet1.M8:Sheet1.M8 Sheet1.M10:Sheet1.M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6/07/2020</text:date>, <text:time>17:0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35S</meta:editing-duration>
    <meta:editing-cycles>8</meta:editing-cycles>
    <meta:generator>OpenOffice/4.1.7$Win32 OpenOffice.org_project/417m1$Build-9800</meta:generator>
    <dc:date>2020-07-06T17:05:55.71</dc:date>
    <dc:creator>mohannad sammar</dc:creator>
    <meta:document-statistic meta:table-count="3" meta:cell-count="141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line" chart:style-name="ch1">
        <chart:legend chart:legend-position="end" svg:x="12.61cm" svg:y="3.667cm" style:legend-expansion="high" chart:style-name="ch2"/>
        <chart:plot-area chart:style-name="ch3" table:cell-range-address="Sheet1.B9:Sheet1.C21 Sheet1.C7:Sheet1.C7 Sheet1.K8:Sheet1.K8 Sheet1.K10:Sheet1.K22 Sheet1.G7:Sheet1.G7 Sheet1.G9:Sheet1.G21" chart:data-source-has-labels="both" svg:x="0.769cm" svg:y="0.855cm" svg:width="11.203cm" svg:height="7.552cm">
          <chartooo:coordinate-region svg:x="2.872cm" svg:y="1.067cm" svg:width="8.635cm" svg:height="6.243cm"/>
          <chart:axis chart:dimension="x" chart:name="primary-x" chart:style-name="ch4" chartooo:axis-type="auto">
            <chartooo:date-scale/>
            <chart:categories table:cell-range-address="Sheet1.B9:Sheet1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9:Sheet1.C21" chart:label-cell-address="Sheet1.C7:Sheet1.C7" chart:class="chart:line">
            <chart:data-point chart:repeated="13"/>
          </chart:series>
          <chart:series chart:style-name="ch7" chart:values-cell-range-address="Sheet1.K10:Sheet1.K22" chart:label-cell-address="Sheet1.K8:Sheet1.K8" chart:class="chart:line">
            <chart:data-point chart:repeated="13"/>
          </chart:series>
          <chart:series chart:style-name="ch8" chart:values-cell-range-address="Sheet1.G9:Sheet1.G21" chart:label-cell-address="Sheet1.G7:Sheet1.G7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 Insert</text:p>
                <draw:g>
                  <svg:desc>Sheet1.C7:Sheet1.C7</svg:desc>
                </draw:g>
              </table:table-cell>
              <table:table-cell office:value-type="string">
                <text:p>Hash Insert</text:p>
                <draw:g>
                  <svg:desc>Sheet1.K8:Sheet1.K8</svg:desc>
                </draw:g>
              </table:table-cell>
              <table:table-cell office:value-type="string">
                <text:p>list insertions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9:Sheet1.B21</svg:desc>
                </draw:g>
              </table:table-cell>
              <table:table-cell office:value-type="float" office:value="10200">
                <text:p>10200</text:p>
                <draw:g>
                  <svg:desc>Sheet1.C9:Sheet1.C21</svg:desc>
                </draw:g>
              </table:table-cell>
              <table:table-cell office:value-type="float" office:value="18100">
                <text:p>18100</text:p>
                <draw:g>
                  <svg:desc>Sheet1.K10:Sheet1.K22</svg:desc>
                </draw:g>
              </table:table-cell>
              <table:table-cell office:value-type="float" office:value="4800">
                <text:p>4800</text:p>
                <draw:g>
                  <svg:desc>Sheet1.G9:Sheet1.G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9100">
                <text:p>319100</text:p>
              </table:table-cell>
              <table:table-cell office:value-type="float" office:value="46100">
                <text:p>46100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721500">
                <text:p>6721500</text:p>
              </table:table-cell>
              <table:table-cell office:value-type="float" office:value="252400">
                <text:p>2524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48600">
                <text:p>4048600</text:p>
              </table:table-cell>
              <table:table-cell office:value-type="float" office:value="356500">
                <text:p>356500</text:p>
              </table:table-cell>
              <table:table-cell office:value-type="float" office:value="145200">
                <text:p>1452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1438200">
                <text:p>191438200</text:p>
              </table:table-cell>
              <table:table-cell office:value-type="float" office:value="816800">
                <text:p>816800</text:p>
              </table:table-cell>
              <table:table-cell office:value-type="float" office:value="255900">
                <text:p>2559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09573300">
                <text:p>609573300</text:p>
              </table:table-cell>
              <table:table-cell office:value-type="float" office:value="1031800">
                <text:p>1031800</text:p>
              </table:table-cell>
              <table:table-cell office:value-type="float" office:value="436700">
                <text:p>4367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51636200">
                <text:p>1251636200</text:p>
              </table:table-cell>
              <table:table-cell office:value-type="float" office:value="1540900">
                <text:p>1540900</text:p>
              </table:table-cell>
              <table:table-cell office:value-type="float" office:value="622400">
                <text:p>6224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730863500">
                <text:p>1730863500</text:p>
              </table:table-cell>
              <table:table-cell office:value-type="float" office:value="1986000">
                <text:p>1986000</text:p>
              </table:table-cell>
              <table:table-cell office:value-type="float" office:value="636700">
                <text:p>6367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70816100">
                <text:p>2270816100</text:p>
              </table:table-cell>
              <table:table-cell office:value-type="float" office:value="2020800">
                <text:p>2020800</text:p>
              </table:table-cell>
              <table:table-cell office:value-type="float" office:value="893500">
                <text:p>8935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716087800">
                <text:p>2716087800</text:p>
              </table:table-cell>
              <table:table-cell office:value-type="float" office:value="2564300">
                <text:p>2564300</text:p>
              </table:table-cell>
              <table:table-cell office:value-type="float" office:value="1080800">
                <text:p>10808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42124700">
                <text:p>3042124700</text:p>
              </table:table-cell>
              <table:table-cell office:value-type="float" office:value="2728900">
                <text:p>2728900</text:p>
              </table:table-cell>
              <table:table-cell office:value-type="float" office:value="1364100">
                <text:p>13641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427097500">
                <text:p>3427097500</text:p>
              </table:table-cell>
              <table:table-cell office:value-type="float" office:value="3031700">
                <text:p>3031700</text:p>
              </table:table-cell>
              <table:table-cell office:value-type="float" office:value="1127300">
                <text:p>11273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659499100">
                <text:p>3659499100</text:p>
              </table:table-cell>
              <table:table-cell office:value-type="float" office:value="3248000">
                <text:p>3248000</text:p>
              </table:table-cell>
              <table:table-cell office:value-type="float" office:value="1436300">
                <text:p>1436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664cm" style:legend-expansion="high" chart:style-name="ch2"/>
        <chart:plot-area chart:style-name="ch3" table:cell-range-address="Sheet1.J28:Sheet1.J28 Sheet1.B9:Sheet1.B21 Sheet1.D7:Sheet1.D7 Sheet1.D9:Sheet1.D21 Sheet1.H7:Sheet1.H7 Sheet1.H9:Sheet1.H21 Sheet1.L8:Sheet1.L8 Sheet1.L10:Sheet1.L22" chart:data-source-has-labels="both" svg:x="0.77cm" svg:y="0.855cm" svg:width="11.05cm" svg:height="7.545cm">
          <chartooo:coordinate-region svg:x="2.688cm" svg:y="1.068cm" svg:width="8.667cm" svg:height="6.235cm"/>
          <chart:axis chart:dimension="x" chart:name="primary-x" chart:style-name="ch4" chartooo:axis-type="auto">
            <chartooo:date-scale/>
            <chart:categories table:cell-range-address="Sheet1.B9:Sheet1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9:Sheet1.D21" chart:label-cell-address="Sheet1.D7:Sheet1.D7" chart:class="chart:line">
            <chart:data-point chart:repeated="13"/>
          </chart:series>
          <chart:series chart:style-name="ch7" chart:values-cell-range-address="Sheet1.H9:Sheet1.H21" chart:label-cell-address="Sheet1.H7:Sheet1.H7" chart:class="chart:line">
            <chart:data-point chart:repeated="13"/>
          </chart:series>
          <chart:series chart:style-name="ch8" chart:values-cell-range-address="Sheet1.L10:Sheet1.L22" chart:label-cell-address="Sheet1.L8:Sheet1.L8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 SEARCH</text:p>
                <draw:g>
                  <svg:desc>Sheet1.D7:Sheet1.D7</svg:desc>
                </draw:g>
              </table:table-cell>
              <table:table-cell office:value-type="string">
                <text:p>List search</text:p>
                <draw:g>
                  <svg:desc>Sheet1.H7:Sheet1.H7</svg:desc>
                </draw:g>
              </table:table-cell>
              <table:table-cell office:value-type="string">
                <text:p>Hash Search</text:p>
                <draw:g>
                  <svg:desc>Sheet1.L8:Sheet1.L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9:Sheet1.B21</svg:desc>
                </draw:g>
              </table:table-cell>
              <table:table-cell office:value-type="float" office:value="3000">
                <text:p>3000</text:p>
                <draw:g>
                  <svg:desc>Sheet1.D9:Sheet1.D21</svg:desc>
                </draw:g>
              </table:table-cell>
              <table:table-cell office:value-type="float" office:value="2700">
                <text:p>2700</text:p>
                <draw:g>
                  <svg:desc>Sheet1.H9:Sheet1.H21</svg:desc>
                </draw:g>
              </table:table-cell>
              <table:table-cell office:value-type="float" office:value="3000">
                <text:p>3000</text:p>
                <draw:g>
                  <svg:desc>Sheet1.L10:Sheet1.L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900">
                <text:p>11900</text:p>
              </table:table-cell>
              <table:table-cell office:value-type="float" office:value="124300">
                <text:p>124300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5400">
                <text:p>85400</text:p>
              </table:table-cell>
              <table:table-cell office:value-type="float" office:value="3226300">
                <text:p>3226300</text:p>
              </table:table-cell>
              <table:table-cell office:value-type="float" office:value="236100">
                <text:p>2361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4200">
                <text:p>134200</text:p>
              </table:table-cell>
              <table:table-cell office:value-type="float" office:value="12377700">
                <text:p>12377700</text:p>
              </table:table-cell>
              <table:table-cell office:value-type="float" office:value="120700">
                <text:p>1207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15500">
                <text:p>415500</text:p>
              </table:table-cell>
              <table:table-cell office:value-type="float" office:value="48737700">
                <text:p>48737700</text:p>
              </table:table-cell>
              <table:table-cell office:value-type="float" office:value="264400">
                <text:p>2644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64800">
                <text:p>464800</text:p>
              </table:table-cell>
              <table:table-cell office:value-type="float" office:value="115926300">
                <text:p>115926300</text:p>
              </table:table-cell>
              <table:table-cell office:value-type="float" office:value="376700">
                <text:p>3767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56800">
                <text:p>756800</text:p>
              </table:table-cell>
              <table:table-cell office:value-type="float" office:value="180586400">
                <text:p>180586400</text:p>
              </table:table-cell>
              <table:table-cell office:value-type="float" office:value="75400">
                <text:p>754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684100">
                <text:p>1684100</text:p>
              </table:table-cell>
              <table:table-cell office:value-type="float" office:value="258680800">
                <text:p>258680800</text:p>
              </table:table-cell>
              <table:table-cell office:value-type="float" office:value="1266500">
                <text:p>12665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96900">
                <text:p>1696900</text:p>
              </table:table-cell>
              <table:table-cell office:value-type="float" office:value="357643300">
                <text:p>357643300</text:p>
              </table:table-cell>
              <table:table-cell office:value-type="float" office:value="951600">
                <text:p>9516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903700">
                <text:p>1903700</text:p>
              </table:table-cell>
              <table:table-cell office:value-type="float" office:value="461191600">
                <text:p>461191600</text:p>
              </table:table-cell>
              <table:table-cell office:value-type="float" office:value="1039600">
                <text:p>10396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555600">
                <text:p>1555600</text:p>
              </table:table-cell>
              <table:table-cell office:value-type="float" office:value="590069800">
                <text:p>590069800</text:p>
              </table:table-cell>
              <table:table-cell office:value-type="float" office:value="1166200">
                <text:p>11662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71700">
                <text:p>2071700</text:p>
              </table:table-cell>
              <table:table-cell office:value-type="float" office:value="711151100">
                <text:p>711151100</text:p>
              </table:table-cell>
              <table:table-cell office:value-type="float" office:value="1393000">
                <text:p>1393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52200">
                <text:p>1952200</text:p>
              </table:table-cell>
              <table:table-cell office:value-type="float" office:value="839846600">
                <text:p>839846600</text:p>
              </table:table-cell>
              <table:table-cell office:value-type="float" office:value="1854000">
                <text:p>185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8.981cm" xlink:href=".." xlink:type="simple" chart:class="chart:line" chart:style-name="ch1">
        <chart:legend chart:legend-position="end" svg:x="12.371cm" svg:y="3.654cm" style:legend-expansion="high" chart:style-name="ch2"/>
        <chart:plot-area chart:style-name="ch3" table:cell-range-address="Sheet1.I30:Sheet1.I30 Sheet1.B9:Sheet1.B21 Sheet1.E7:Sheet1.E7 Sheet1.E9:Sheet1.E21 Sheet1.I7:Sheet1.I7 Sheet1.I9:Sheet1.I21 Sheet1.M8:Sheet1.M8 Sheet1.M10:Sheet1.M22" chart:data-source-has-labels="both" svg:x="0.769cm" svg:y="0.851cm" svg:width="10.964cm" svg:height="7.531cm">
          <chartooo:coordinate-region svg:x="2.872cm" svg:y="1.063cm" svg:width="8.396cm" svg:height="6.222cm"/>
          <chart:axis chart:dimension="x" chart:name="primary-x" chart:style-name="ch4" chartooo:axis-type="auto">
            <chartooo:date-scale/>
            <chart:categories table:cell-range-address="Sheet1.B9:Sheet1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9:Sheet1.E21" chart:label-cell-address="Sheet1.E7:Sheet1.E7" chart:class="chart:line">
            <chart:data-point chart:repeated="13"/>
          </chart:series>
          <chart:series chart:style-name="ch7" chart:values-cell-range-address="Sheet1.I9:Sheet1.I21" chart:label-cell-address="Sheet1.I7:Sheet1.I7" chart:class="chart:line">
            <chart:data-point chart:repeated="13"/>
          </chart:series>
          <chart:series chart:style-name="ch8" chart:values-cell-range-address="Sheet1.M10:Sheet1.M22" chart:label-cell-address="Sheet1.M8:Sheet1.M8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L REMOVE</text:p>
                <draw:g>
                  <svg:desc>Sheet1.E7:Sheet1.E7</svg:desc>
                </draw:g>
              </table:table-cell>
              <table:table-cell office:value-type="string">
                <text:p>list remove</text:p>
                <draw:g>
                  <svg:desc>Sheet1.I7:Sheet1.I7</svg:desc>
                </draw:g>
              </table:table-cell>
              <table:table-cell office:value-type="string">
                <text:p>Has Remove</text:p>
                <draw:g>
                  <svg:desc>Sheet1.M8:Sheet1.M8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9:Sheet1.B21</svg:desc>
                </draw:g>
              </table:table-cell>
              <table:table-cell office:value-type="float" office:value="1800">
                <text:p>1800</text:p>
                <draw:g>
                  <svg:desc>Sheet1.E9:Sheet1.E21</svg:desc>
                </draw:g>
              </table:table-cell>
              <table:table-cell office:value-type="float" office:value="2600">
                <text:p>2600</text:p>
                <draw:g>
                  <svg:desc>Sheet1.I9:Sheet1.I21</svg:desc>
                </draw:g>
              </table:table-cell>
              <table:table-cell office:value-type="float" office:value="2400">
                <text:p>2400</text:p>
                <draw:g>
                  <svg:desc>Sheet1.M10:Sheet1.M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300">
                <text:p>13300</text:p>
              </table:table-cell>
              <table:table-cell office:value-type="float" office:value="125200">
                <text:p>125200</text:p>
              </table:table-cell>
              <table:table-cell office:value-type="float" office:value="12200">
                <text:p>12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75000">
                <text:p>975000</text:p>
              </table:table-cell>
              <table:table-cell office:value-type="float" office:value="3585200">
                <text:p>3585200</text:p>
              </table:table-cell>
              <table:table-cell office:value-type="float" office:value="82100">
                <text:p>821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310100">
                <text:p>9310100</text:p>
              </table:table-cell>
              <table:table-cell office:value-type="float" office:value="13409700">
                <text:p>13409700</text:p>
              </table:table-cell>
              <table:table-cell office:value-type="float" office:value="117800">
                <text:p>1178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9910900">
                <text:p>69910900</text:p>
              </table:table-cell>
              <table:table-cell office:value-type="float" office:value="59015300">
                <text:p>59015300</text:p>
              </table:table-cell>
              <table:table-cell office:value-type="float" office:value="332500">
                <text:p>3325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158300">
                <text:p>300158300</text:p>
              </table:table-cell>
              <table:table-cell office:value-type="float" office:value="144263800">
                <text:p>144263800</text:p>
              </table:table-cell>
              <table:table-cell office:value-type="float" office:value="422400">
                <text:p>4224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54726500">
                <text:p>554726500</text:p>
              </table:table-cell>
              <table:table-cell office:value-type="float" office:value="260564900">
                <text:p>260564900</text:p>
              </table:table-cell>
              <table:table-cell office:value-type="float" office:value="1083500">
                <text:p>10835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22423800">
                <text:p>822423800</text:p>
              </table:table-cell>
              <table:table-cell office:value-type="float" office:value="416515800">
                <text:p>416515800</text:p>
              </table:table-cell>
              <table:table-cell office:value-type="float" office:value="819500">
                <text:p>8195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101894500">
                <text:p>1101894500</text:p>
              </table:table-cell>
              <table:table-cell office:value-type="float" office:value="621247000">
                <text:p>621247000</text:p>
              </table:table-cell>
              <table:table-cell office:value-type="float" office:value="1092600">
                <text:p>109260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38840000">
                <text:p>1238840000</text:p>
              </table:table-cell>
              <table:table-cell office:value-type="float" office:value="877505500">
                <text:p>877505500</text:p>
              </table:table-cell>
              <table:table-cell office:value-type="float" office:value="1162400">
                <text:p>11624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362922400">
                <text:p>1362922400</text:p>
              </table:table-cell>
              <table:table-cell office:value-type="float" office:value="1144388600">
                <text:p>1144388600</text:p>
              </table:table-cell>
              <table:table-cell office:value-type="float" office:value="2266800">
                <text:p>22668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504162100">
                <text:p>1504162100</text:p>
              </table:table-cell>
              <table:table-cell office:value-type="float" office:value="1494175100">
                <text:p>1494175100</text:p>
              </table:table-cell>
              <table:table-cell office:value-type="float" office:value="1718000">
                <text:p>1718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63434700">
                <text:p>1563434700</text:p>
              </table:table-cell>
              <table:table-cell office:value-type="float" office:value="1910348800">
                <text:p>1910348800</text:p>
              </table:table-cell>
              <table:table-cell office:value-type="float" office:value="2347100">
                <text:p>2347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